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4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124"/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Popul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Population</text:p>
            <text:p>in millions</text:p>
          </table:table-cell>
          <table:table-cell table:style-name="ce1" office:value-type="string">
            <text:p>Area</text:p>
            <text:p>km2</text:p>
          </table:table-cell>
          <table:table-cell table:style-name="ce1" office:value-type="string">
            <text:p>Pop. density</text:p>
            <text:p>People/km2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float" office:value="8.3">
            <text:p>8.3</text:p>
          </table:table-cell>
          <table:table-cell office:value-type="float" office:value="83858">
            <text:p>83,85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Belgium</text:p>
          </table:table-cell>
          <table:table-cell office:value-type="float" office:value="10.5">
            <text:p>10.5</text:p>
          </table:table-cell>
          <table:table-cell office:value-type="float" office:value="30510">
            <text:p>30,510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Bulgaria</text:p>
          </table:table-cell>
          <table:table-cell office:value-type="float" office:value="7.7">
            <text:p>7.7</text:p>
          </table:table-cell>
          <table:table-cell office:value-type="float" office:value="110912">
            <text:p>110,91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Cyprus</text:p>
          </table:table-cell>
          <table:table-cell office:value-type="float" office:value="0.8">
            <text:p>0.8</text:p>
          </table:table-cell>
          <table:table-cell office:value-type="float" office:value="9250">
            <text:p>9,25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Czech Republic</text:p>
          </table:table-cell>
          <table:table-cell office:value-type="float" office:value="10.3">
            <text:p>10.3</text:p>
          </table:table-cell>
          <table:table-cell office:value-type="float" office:value="78866">
            <text:p>78,866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Denmark</text:p>
          </table:table-cell>
          <table:table-cell office:value-type="float" office:value="5.4">
            <text:p>5.4</text:p>
          </table:table-cell>
          <table:table-cell office:value-type="float" office:value="43094">
            <text:p>43,094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1.4">
            <text:p>1.4</text:p>
          </table:table-cell>
          <table:table-cell office:value-type="float" office:value="45226">
            <text:p>45,226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float" office:value="5.3">
            <text:p>5.3</text:p>
          </table:table-cell>
          <table:table-cell office:value-type="float" office:value="337030">
            <text:p>337,03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float" office:value="64.1">
            <text:p>64.1</text:p>
          </table:table-cell>
          <table:table-cell office:value-type="float" office:value="643548">
            <text:p>643,54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Germany</text:p>
          </table:table-cell>
          <table:table-cell office:value-type="float" office:value="82.3">
            <text:p>82.3</text:p>
          </table:table-cell>
          <table:table-cell office:value-type="float" office:value="357021">
            <text:p>357,021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string">
            <text:p>Greece</text:p>
          </table:table-cell>
          <table:table-cell office:value-type="float" office:value="11.1">
            <text:p>11.1</text:p>
          </table:table-cell>
          <table:table-cell office:value-type="float" office:value="131940">
            <text:p>131,94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float" office:value="10.1">
            <text:p>10.1</text:p>
          </table:table-cell>
          <table:table-cell office:value-type="float" office:value="93030">
            <text:p>93,03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float" office:value="4.2">
            <text:p>4.2</text:p>
          </table:table-cell>
          <table:table-cell office:value-type="float" office:value="70280">
            <text:p>70,2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Italy</text:p>
          </table:table-cell>
          <table:table-cell office:value-type="float" office:value="58.8">
            <text:p>58.8</text:p>
          </table:table-cell>
          <table:table-cell office:value-type="float" office:value="301320">
            <text:p>301,320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Latvia</text:p>
          </table:table-cell>
          <table:table-cell office:value-type="float" office:value="2.3">
            <text:p>2.3</text:p>
          </table:table-cell>
          <table:table-cell office:value-type="float" office:value="64589">
            <text:p>64,589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Lithuania</text:p>
          </table:table-cell>
          <table:table-cell office:value-type="float" office:value="3.4">
            <text:p>3.4</text:p>
          </table:table-cell>
          <table:table-cell office:value-type="float" office:value="65200">
            <text:p>65,20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float" office:value="0.5">
            <text:p>0.5</text:p>
          </table:table-cell>
          <table:table-cell office:value-type="float" office:value="2586">
            <text:p>2,58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Malta</text:p>
          </table:table-cell>
          <table:table-cell office:value-type="float" office:value="0.4">
            <text:p>0.4</text:p>
          </table:table-cell>
          <table:table-cell office:value-type="float" office:value="316">
            <text:p>316</text:p>
          </table:table-cell>
          <table:table-cell office:value-type="float" office:value="1261">
            <text:p>1,261</text:p>
          </table:table-cell>
        </table:table-row>
        <table:table-row table:style-name="ro2">
          <table:table-cell office:value-type="string">
            <text:p>Netherlands</text:p>
          </table:table-cell>
          <table:table-cell office:value-type="float" office:value="16.4">
            <text:p>16.4</text:p>
          </table:table-cell>
          <table:table-cell office:value-type="float" office:value="41526">
            <text:p>41,526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string">
            <text:p>Poland</text:p>
          </table:table-cell>
          <table:table-cell office:value-type="float" office:value="38.1">
            <text:p>38.1</text:p>
          </table:table-cell>
          <table:table-cell office:value-type="float" office:value="312685">
            <text:p>312,685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float" office:value="10.6">
            <text:p>10.6</text:p>
          </table:table-cell>
          <table:table-cell office:value-type="float" office:value="92931">
            <text:p>92,931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Romania</text:p>
          </table:table-cell>
          <table:table-cell office:value-type="float" office:value="21.6">
            <text:p>21.6</text:p>
          </table:table-cell>
          <table:table-cell office:value-type="float" office:value="238391">
            <text:p>238,391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string">
            <text:p>Spain</text:p>
          </table:table-cell>
          <table:table-cell office:value-type="float" office:value="44.7">
            <text:p>44.7</text:p>
          </table:table-cell>
          <table:table-cell office:value-type="float" office:value="504782">
            <text:p>504,782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string">
            <text:p>Slovakia</text:p>
          </table:table-cell>
          <table:table-cell office:value-type="float" office:value="5.4">
            <text:p>5.4</text:p>
          </table:table-cell>
          <table:table-cell office:value-type="float" office:value="48845">
            <text:p>48,84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lovenia</text:p>
          </table:table-cell>
          <table:table-cell office:value-type="float" office:value="2">
            <text:p>2.0</text:p>
          </table:table-cell>
          <table:table-cell office:value-type="float" office:value="20253">
            <text:p>20,253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Sweden</text:p>
          </table:table-cell>
          <table:table-cell office:value-type="float" office:value="9.1">
            <text:p>9.1</text:p>
          </table:table-cell>
          <table:table-cell office:value-type="float" office:value="449964">
            <text:p>449,96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United Kingdom</text:p>
          </table:table-cell>
          <table:table-cell office:value-type="float" office:value="60.7">
            <text:p>60.7</text:p>
          </table:table-cell>
          <table:table-cell office:value-type="float" office:value="244820">
            <text:p>244,820</text:p>
          </table:table-cell>
          <table:table-cell office:value-type="float" office:value="246">
            <text:p>246</text:p>
          </table:table-cell>
        </table:table-row>
      </table:table>
      <table:table table:name="HDI" table:style-name="ta1" table:print="false">
        <table:table-column table:style-name="co2" table:default-cell-style-name="ce4"/>
        <table:table-column table:style-name="co3" table:default-cell-style-name="Default"/>
        <table:table-column table:style-name="co2" table:default-cell-style-name="ce6"/>
        <table:table-column table:style-name="co2" table:default-cell-style-name="ce8"/>
        <table:table-row table:style-name="ro3">
          <table:table-cell table:style-name="ce1" office:value-type="string">
            <text:p>HDI Rank</text:p>
          </table:table-cell>
          <table:table-cell table:style-name="ce5" office:value-type="string">
            <text:p>Country</text:p>
          </table:table-cell>
          <table:table-cell table:style-name="ce5" office:value-type="float" office:value="2005">
            <text:p>2005</text:p>
          </table:table-cell>
          <table:table-cell table:style-name="ce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eland</text:p>
          </table:table-cell>
          <table:table-cell office:value-type="float" office:value="968">
            <text:p>96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orway</text:p>
          </table:table-cell>
          <table:table-cell office:value-type="float" office:value="968">
            <text:p>96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ustralia</text:p>
          </table:table-cell>
          <table:table-cell office:value-type="float" office:value="962">
            <text:p>96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anada</text:p>
          </table:table-cell>
          <table:table-cell office:value-type="float" office:value="961">
            <text:p>96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reland</text:p>
          </table:table-cell>
          <table:table-cell office:value-type="float" office:value="959">
            <text:p>959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weden</text:p>
          </table:table-cell>
          <table:table-cell office:value-type="float" office:value="956">
            <text:p>95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witzerland</text:p>
          </table:table-cell>
          <table:table-cell office:value-type="float" office:value="955">
            <text:p>95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Japan</text:p>
          </table:table-cell>
          <table:table-cell office:value-type="float" office:value="953">
            <text:p>95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Netherlands</text:p>
          </table:table-cell>
          <table:table-cell office:value-type="float" office:value="953">
            <text:p>95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rance</text:p>
          </table:table-cell>
          <table:table-cell office:value-type="float" office:value="952">
            <text:p>952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Finland</text:p>
          </table:table-cell>
          <table:table-cell office:value-type="float" office:value="952">
            <text:p>952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United States</text:p>
          </table:table-cell>
          <table:table-cell office:value-type="float" office:value="951">
            <text:p>95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pain</text:p>
          </table:table-cell>
          <table:table-cell office:value-type="float" office:value="949">
            <text:p>949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enmark</text:p>
          </table:table-cell>
          <table:table-cell office:value-type="float" office:value="949">
            <text:p>949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ustria</text:p>
          </table:table-cell>
          <table:table-cell office:value-type="float" office:value="948">
            <text:p>94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United Kingdom</text:p>
          </table:table-cell>
          <table:table-cell office:value-type="float" office:value="946">
            <text:p>946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Belgium</text:p>
          </table:table-cell>
          <table:table-cell office:value-type="float" office:value="946">
            <text:p>946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Luxembourg</text:p>
          </table:table-cell>
          <table:table-cell office:value-type="float" office:value="944">
            <text:p>944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New Zealand</text:p>
          </table:table-cell>
          <table:table-cell office:value-type="float" office:value="943">
            <text:p>94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Italy</text:p>
          </table:table-cell>
          <table:table-cell office:value-type="float" office:value="941">
            <text:p>94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Hong Kong, China (SAR)</text:p>
          </table:table-cell>
          <table:table-cell office:value-type="float" office:value="937">
            <text:p>937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Germany</text:p>
          </table:table-cell>
          <table:table-cell office:value-type="float" office:value="935">
            <text:p>93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Israel</text:p>
          </table:table-cell>
          <table:table-cell office:value-type="float" office:value="932">
            <text:p>932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Greece</text:p>
          </table:table-cell>
          <table:table-cell office:value-type="float" office:value="926">
            <text:p>926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ingapore</text:p>
          </table:table-cell>
          <table:table-cell office:value-type="float" office:value="922">
            <text:p>922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Korea (Republic of)</text:p>
          </table:table-cell>
          <table:table-cell office:value-type="float" office:value="921">
            <text:p>92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lovenia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yprus</text:p>
          </table:table-cell>
          <table:table-cell office:value-type="float" office:value="903">
            <text:p>903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ortugal</text:p>
          </table:table-cell>
          <table:table-cell office:value-type="float" office:value="897">
            <text:p>897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Brunei Darussalam</text:p>
          </table:table-cell>
          <table:table-cell office:value-type="float" office:value="894">
            <text:p>89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Barbados</text:p>
          </table:table-cell>
          <table:table-cell office:value-type="float" office:value="892">
            <text:p>892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Czech Republic</text:p>
          </table:table-cell>
          <table:table-cell office:value-type="float" office:value="891">
            <text:p>891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Kuwait</text:p>
          </table:table-cell>
          <table:table-cell office:value-type="float" office:value="891">
            <text:p>891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Malta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Qatar</text:p>
          </table:table-cell>
          <table:table-cell office:value-type="float" office:value="875">
            <text:p>875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Hungary</text:p>
          </table:table-cell>
          <table:table-cell office:value-type="float" office:value="874">
            <text:p>874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Poland</text:p>
          </table:table-cell>
          <table:table-cell office:value-type="float" office:value="870">
            <text:p>870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rgentina</text:p>
          </table:table-cell>
          <table:table-cell office:value-type="float" office:value="869">
            <text:p>869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United Arab Emirates</text:p>
          </table:table-cell>
          <table:table-cell office:value-type="float" office:value="868">
            <text:p>868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Chile</text:p>
          </table:table-cell>
          <table:table-cell office:value-type="float" office:value="867">
            <text:p>867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Bahrain</text:p>
          </table:table-cell>
          <table:table-cell office:value-type="float" office:value="866">
            <text:p>866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Slovakia</text:p>
          </table:table-cell>
          <table:table-cell office:value-type="float" office:value="863">
            <text:p>863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Lithuania</text:p>
          </table:table-cell>
          <table:table-cell office:value-type="float" office:value="862">
            <text:p>862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Estonia</text:p>
          </table:table-cell>
          <table:table-cell office:value-type="float" office:value="860">
            <text:p>860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Latvia</text:p>
          </table:table-cell>
          <table:table-cell office:value-type="float" office:value="855">
            <text:p>855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Uruguay</text:p>
          </table:table-cell>
          <table:table-cell office:value-type="float" office:value="852">
            <text:p>852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Croatia</text:p>
          </table:table-cell>
          <table:table-cell office:value-type="float" office:value="850">
            <text:p>850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Costa Rica</text:p>
          </table:table-cell>
          <table:table-cell office:value-type="float" office:value="846">
            <text:p>846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Bahamas</text:p>
          </table:table-cell>
          <table:table-cell office:value-type="float" office:value="845">
            <text:p>845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eychelles</text:p>
          </table:table-cell>
          <table:table-cell office:value-type="float" office:value="843">
            <text:p>843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uba</text:p>
          </table:table-cell>
          <table:table-cell office:value-type="float" office:value="838">
            <text:p>838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Mexico</text:p>
          </table:table-cell>
          <table:table-cell office:value-type="float" office:value="829">
            <text:p>829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Bulgaria</text:p>
          </table:table-cell>
          <table:table-cell office:value-type="float" office:value="824">
            <text:p>824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Saint Kitts and Nevis</text:p>
          </table:table-cell>
          <table:table-cell office:value-type="float" office:value="821">
            <text:p>821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Tonga</text:p>
          </table:table-cell>
          <table:table-cell office:value-type="float" office:value="819">
            <text:p>819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Libyan Arab Jamahiriya</text:p>
          </table:table-cell>
          <table:table-cell office:value-type="float" office:value="818">
            <text:p>818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Antigua and Barbuda</text:p>
          </table:table-cell>
          <table:table-cell office:value-type="float" office:value="815">
            <text:p>81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Oman</text:p>
          </table:table-cell>
          <table:table-cell office:value-type="float" office:value="814">
            <text:p>814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Trinidad and Tobago</text:p>
          </table:table-cell>
          <table:table-cell office:value-type="float" office:value="814">
            <text:p>814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Romania</text:p>
          </table:table-cell>
          <table:table-cell office:value-type="float" office:value="813">
            <text:p>813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Saudi Arabia</text:p>
          </table:table-cell>
          <table:table-cell office:value-type="float" office:value="812">
            <text:p>812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Panama</text:p>
          </table:table-cell>
          <table:table-cell office:value-type="float" office:value="812">
            <text:p>812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Malaysia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Belarus</text:p>
          </table:table-cell>
          <table:table-cell office:value-type="float" office:value="804">
            <text:p>804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da" fo:country="DK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da" number:country="DK">kr</number:currency-symbol>
      <number:text> </number:text>
      <number:number number:decimal-places="0" number:min-integer-digits="1" number:grouping="true"/>
    </number:currency-style>
    <number:currency-style style:name="N119"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0"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da" number:country="DK">kr</number:currency-symbol>
      <number:text> </number:text>
      <number:number number:decimal-places="0" number:min-integer-digits="1" number:grouping="true"/>
    </number:currency-style>
    <number:currency-style style:name="N121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decimal-replacement="--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decimal-replacement="--" number:grouping="true"/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5">08/05/2008</text:date>, <text:time>22:47:0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8-08-05T21:37:32</meta:creation-date>
    <dc:creator>Søren Roug</dc:creator>
    <dc:date>2008-08-05T22:47:03</dc:date>
    <meta:editing-cycles>3</meta:editing-cycles>
    <meta:editing-duration>PT49M40S</meta:editing-duration>
    <meta:user-defined meta:name="Info 1"/>
    <meta:user-defined meta:name="Info 2"/>
    <meta:user-defined meta:name="Info 3"/>
    <meta:user-defined meta:name="Info 4"/>
    <meta:document-statistic meta:table-count="2" meta:cell-count="307"/>
  </office:meta>
</office:document-meta>
</file>